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169.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124.6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www.wikipathways.org//skins/common/images/info.png" draw:style-name="gr1" draw:text-style-name="P1" svg:width="14.97pt" svg:height="14.97pt" svg:x="127.98pt" svg:y="0pt">
            <draw:image xlink:href="https://www.wikipathways.org//skins/common/images/info.png" xlink:type="simple" xlink:show="embed" xlink:actuate="onLoad">
              <text:p/>
            </draw:image>
          </draw:frame>
          <draw:frame draw:z-index="1" draw:name="https://www.wikipathways.org//skins/common/images/info.png" draw:style-name="gr1" draw:text-style-name="P1" svg:width="14.97pt" svg:height="14.97pt" svg:x="127.98pt" svg:y="12.78pt">
            <draw:image xlink:href="https://www.wikipathways.org//skins/common/images/info.png" xlink:type="simple" xlink:show="embed" xlink:actuate="onLoad">
              <text:p/>
            </draw:image>
          </draw:frame>
          <draw:frame draw:z-index="2" draw:name="https://www.wikipathways.org//skins/common/images/info.png" draw:style-name="gr1" draw:text-style-name="P1" svg:width="14.97pt" svg:height="14.97pt" svg:x="127.98pt" svg:y="25.6pt">
            <draw:image xlink:href="https://www.wikipathways.org//skins/common/images/info.png" xlink:type="simple" xlink:show="embed" xlink:actuate="onLoad">
              <text:p/>
            </draw:image>
          </draw:frame>
          <draw:frame draw:z-index="3" draw:name="https://www.wikipathways.org//skins/common/images/info.png" draw:style-name="gr1" draw:text-style-name="P1" svg:width="14.97pt" svg:height="14.97pt" svg:x="127.98pt" svg:y="38.38pt">
            <draw:image xlink:href="https://www.wikipathways.org//skins/common/images/info.png" xlink:type="simple" xlink:show="embed" xlink:actuate="onLoad">
              <text:p/>
            </draw:image>
          </draw:frame>
          <draw:frame draw:z-index="4" draw:name="https://www.wikipathways.org//skins/common/images/info.png" draw:style-name="gr1" draw:text-style-name="P1" svg:width="14.97pt" svg:height="14.97pt" svg:x="127.98pt" svg:y="51.19pt">
            <draw:image xlink:href="https://www.wikipathways.org//skins/common/images/info.png" xlink:type="simple" xlink:show="embed" xlink:actuate="onLoad">
              <text:p/>
            </draw:image>
          </draw:frame>
          <draw:frame draw:z-index="5" draw:name="https://www.wikipathways.org//skins/common/images/info.png" draw:style-name="gr1" draw:text-style-name="P1" svg:width="14.97pt" svg:height="14.97pt" svg:x="127.98pt" svg:y="63.98pt">
            <draw:image xlink:href="https://www.wikipathways.org//skins/common/images/info.png" xlink:type="simple" xlink:show="embed" xlink:actuate="onLoad">
              <text:p/>
            </draw:image>
          </draw:frame>
          <draw:frame draw:z-index="6" draw:name="https://www.wikipathways.org//skins/common/images/info.png" draw:style-name="gr1" draw:text-style-name="P1" svg:width="14.97pt" svg:height="14.97pt" svg:x="127.98pt" svg:y="76.79pt">
            <draw:image xlink:href="https://www.wikipathways.org//skins/common/images/info.png" xlink:type="simple" xlink:show="embed" xlink:actuate="onLoad">
              <text:p/>
            </draw:image>
          </draw:frame>
          <draw:frame draw:z-index="7" draw:name="https://www.wikipathways.org//skins/common/images/info.png" draw:style-name="gr1" draw:text-style-name="P1" svg:width="14.97pt" svg:height="14.97pt" svg:x="127.98pt" svg:y="89.57pt">
            <draw:image xlink:href="https://www.wikipathways.org//skins/common/images/info.png" xlink:type="simple" xlink:show="embed" xlink:actuate="onLoad">
              <text:p/>
            </draw:image>
          </draw:frame>
          <draw:frame draw:z-index="8" draw:name="https://www.wikipathways.org//skins/common/images/info.png" draw:style-name="gr1" draw:text-style-name="P1" svg:width="14.97pt" svg:height="14.97pt" svg:x="127.98pt" svg:y="102.39pt">
            <draw:image xlink:href="https://www.wikipathways.org//skins/common/images/info.png" xlink:type="simple" xlink:show="embed" xlink:actuate="onLoad">
              <text:p/>
            </draw:image>
          </draw:frame>
          <draw:frame draw:z-index="9" draw:name="https://www.wikipathways.org//skins/common/images/info.png" draw:style-name="gr1" draw:text-style-name="P1" svg:width="14.97pt" svg:height="14.97pt" svg:x="127.98pt" svg:y="115.2pt">
            <draw:image xlink:href="https://www.wikipathways.org//skins/common/images/info.png" xlink:type="simple" xlink:show="embed" xlink:actuate="onLoad">
              <text:p/>
            </draw:image>
          </draw:frame>
          <draw:frame draw:z-index="10" draw:name="https://www.wikipathways.org//skins/common/images/info.png" draw:style-name="gr1" draw:text-style-name="P1" svg:width="14.97pt" svg:height="14.97pt" svg:x="127.98pt" svg:y="127.98pt">
            <draw:image xlink:href="https://www.wikipathways.org//skins/common/images/info.png" xlink:type="simple" xlink:show="embed" xlink:actuate="onLoad">
              <text:p/>
            </draw:image>
          </draw:frame>
          <draw:frame draw:z-index="11" draw:name="https://www.wikipathways.org//skins/common/images/info.png" draw:style-name="gr1" draw:text-style-name="P1" svg:width="14.97pt" svg:height="14.97pt" svg:x="127.98pt" svg:y="140.8pt">
            <draw:image xlink:href="https://www.wikipathways.org//skins/common/images/info.png" xlink:type="simple" xlink:show="embed" xlink:actuate="onLoad">
              <text:p/>
            </draw:image>
          </draw:frame>
          <draw:frame draw:z-index="12" draw:name="https://www.wikipathways.org//skins/common/images/info.png" draw:style-name="gr1" draw:text-style-name="P1" svg:width="14.97pt" svg:height="14.97pt" svg:x="127.98pt" svg:y="153.58pt">
            <draw:image xlink:href="https://www.wikipathways.org//skins/common/images/info.png" xlink:type="simple" xlink:show="embed" xlink:actuate="onLoad">
              <text:p/>
            </draw:image>
          </draw:frame>
          <draw:frame draw:z-index="13" draw:name="https://www.wikipathways.org//skins/common/images/info.png" draw:style-name="gr1" draw:text-style-name="P1" svg:width="14.97pt" svg:height="14.97pt" svg:x="127.98pt" svg:y="166.39pt">
            <draw:image xlink:href="https://www.wikipathways.org//skins/common/images/info.png" xlink:type="simple" xlink:show="embed" xlink:actuate="onLoad">
              <text:p/>
            </draw:image>
          </draw:frame>
          <draw:frame draw:z-index="14" draw:name="https://www.wikipathways.org//skins/common/images/info.png" draw:style-name="gr1" draw:text-style-name="P1" svg:width="14.97pt" svg:height="14.97pt" svg:x="127.98pt" svg:y="179.18pt">
            <draw:image xlink:href="https://www.wikipathways.org//skins/common/images/info.png" xlink:type="simple" xlink:show="embed" xlink:actuate="onLoad">
              <text:p/>
            </draw:image>
          </draw:frame>
          <draw:frame draw:z-index="15" draw:name="https://www.wikipathways.org//skins/common/images/info.png" draw:style-name="gr1" draw:text-style-name="P1" svg:width="14.97pt" svg:height="14.97pt" svg:x="127.98pt" svg:y="191.99pt">
            <draw:image xlink:href="https://www.wikipathways.org//skins/common/images/info.png" xlink:type="simple" xlink:show="embed" xlink:actuate="onLoad">
              <text:p/>
            </draw:image>
          </draw:frame>
          <draw:frame draw:z-index="16" draw:name="https://www.wikipathways.org//skins/common/images/info.png" draw:style-name="gr1" draw:text-style-name="P1" svg:width="14.97pt" svg:height="14.97pt" svg:x="127.98pt" svg:y="204.77pt">
            <draw:image xlink:href="https://www.wikipathways.org//skins/common/images/info.png" xlink:type="simple" xlink:show="embed" xlink:actuate="onLoad">
              <text:p/>
            </draw:image>
          </draw:frame>
          <draw:frame draw:z-index="17" draw:name="https://www.wikipathways.org//skins/common/images/info.png" draw:style-name="gr1" draw:text-style-name="P1" svg:width="14.97pt" svg:height="14.97pt" svg:x="127.98pt" svg:y="217.59pt">
            <draw:image xlink:href="https://www.wikipathways.org//skins/common/images/info.png" xlink:type="simple" xlink:show="embed" xlink:actuate="onLoad">
              <text:p/>
            </draw:image>
          </draw:frame>
          <draw:frame draw:z-index="18" draw:name="https://www.wikipathways.org//skins/common/images/info.png" draw:style-name="gr1" draw:text-style-name="P1" svg:width="14.97pt" svg:height="14.97pt" svg:x="127.98pt" svg:y="230.4pt">
            <draw:image xlink:href="https://www.wikipathways.org//skins/common/images/info.png" xlink:type="simple" xlink:show="embed" xlink:actuate="onLoad">
              <text:p/>
            </draw:image>
          </draw:frame>
          <draw:frame draw:z-index="19" draw:name="https://www.wikipathways.org//skins/common/images/info.png" draw:style-name="gr1" draw:text-style-name="P1" svg:width="14.97pt" svg:height="14.97pt" svg:x="127.98pt" svg:y="243.18pt">
            <draw:image xlink:href="https://www.wikipathways.org//skins/common/images/info.png" xlink:type="simple" xlink:show="embed" xlink:actuate="onLoad">
              <text:p/>
            </draw:image>
          </draw:frame>
          <draw:frame draw:z-index="20" draw:name="https://www.wikipathways.org//skins/common/images/info.png" draw:style-name="gr1" draw:text-style-name="P1" svg:width="14.97pt" svg:height="14.97pt" svg:x="127.98pt" svg:y="256pt">
            <draw:image xlink:href="https://www.wikipathways.org//skins/common/images/info.png" xlink:type="simple" xlink:show="embed" xlink:actuate="onLoad">
              <text:p/>
            </draw:image>
          </draw:frame>
          <draw:frame draw:z-index="21" draw:name="https://www.wikipathways.org//skins/common/images/info.png" draw:style-name="gr1" draw:text-style-name="P1" svg:width="14.97pt" svg:height="14.97pt" svg:x="127.98pt" svg:y="268.78pt">
            <draw:image xlink:href="https://www.wikipathways.org//skins/common/images/info.png" xlink:type="simple" xlink:show="embed" xlink:actuate="onLoad">
              <text:p/>
            </draw:image>
          </draw:frame>
          <draw:frame draw:z-index="22" draw:name="https://www.wikipathways.org//skins/common/images/info.png" draw:style-name="gr1" draw:text-style-name="P1" svg:width="14.97pt" svg:height="14.97pt" svg:x="127.98pt" svg:y="281.59pt">
            <draw:image xlink:href="https://www.wikipathways.org//skins/common/images/info.png" xlink:type="simple" xlink:show="embed" xlink:actuate="onLoad">
              <text:p/>
            </draw:image>
          </draw:frame>
          <draw:frame draw:z-index="23" draw:name="https://www.wikipathways.org//skins/common/images/info.png" draw:style-name="gr1" draw:text-style-name="P1" svg:width="14.97pt" svg:height="14.97pt" svg:x="127.98pt" svg:y="294.38pt">
            <draw:image xlink:href="https://www.wikipathways.org//skins/common/images/info.png" xlink:type="simple" xlink:show="embed" xlink:actuate="onLoad">
              <text:p/>
            </draw:image>
          </draw:frame>
          <draw:frame draw:z-index="24" draw:name="https://www.wikipathways.org//skins/common/images/info.png" draw:style-name="gr1" draw:text-style-name="P1" svg:width="14.97pt" svg:height="14.97pt" svg:x="127.98pt" svg:y="307.19pt">
            <draw:image xlink:href="https://www.wikipathways.org//skins/common/images/info.png" xlink:type="simple" xlink:show="embed" xlink:actuate="onLoad">
              <text:p/>
            </draw:image>
          </draw:frame>
          <draw:frame draw:z-index="25" draw:name="https://www.wikipathways.org//skins/common/images/info.png" draw:style-name="gr1" draw:text-style-name="P1" svg:width="14.97pt" svg:height="14.97pt" svg:x="127.98pt" svg:y="319.97pt">
            <draw:image xlink:href="https://www.wikipathways.org//skins/common/images/info.png" xlink:type="simple" xlink:show="embed" xlink:actuate="onLoad">
              <text:p/>
            </draw:image>
          </draw:frame>
          <draw:frame draw:z-index="26" draw:name="https://www.wikipathways.org//skins/common/images/info.png" draw:style-name="gr1" draw:text-style-name="P1" svg:width="14.97pt" svg:height="14.97pt" svg:x="127.98pt" svg:y="332.79pt">
            <draw:image xlink:href="https://www.wikipathways.org//skins/common/images/info.png" xlink:type="simple" xlink:show="embed" xlink:actuate="onLoad">
              <text:p/>
            </draw:image>
          </draw:frame>
          <draw:frame draw:z-index="27" draw:name="https://www.wikipathways.org//skins/common/images/info.png" draw:style-name="gr1" draw:text-style-name="P1" svg:width="14.97pt" svg:height="14.97pt" svg:x="127.98pt" svg:y="345.6pt">
            <draw:image xlink:href="https://www.wikipathways.org//skins/common/images/info.png" xlink:type="simple" xlink:show="embed" xlink:actuate="onLoad">
              <text:p/>
            </draw:image>
          </draw:frame>
          <draw:frame draw:z-index="28" draw:name="https://www.wikipathways.org//skins/common/images/info.png" draw:style-name="gr1" draw:text-style-name="P1" svg:width="14.97pt" svg:height="14.97pt" svg:x="127.98pt" svg:y="358.38pt">
            <draw:image xlink:href="https://www.wikipathways.org//skins/common/images/info.png" xlink:type="simple" xlink:show="embed" xlink:actuate="onLoad">
              <text:p/>
            </draw:image>
          </draw:frame>
          <draw:frame draw:z-index="29" draw:name="https://www.wikipathways.org//skins/common/images/info.png" draw:style-name="gr1" draw:text-style-name="P1" svg:width="14.97pt" svg:height="14.97pt" svg:x="127.98pt" svg:y="371.2pt">
            <draw:image xlink:href="https://www.wikipathways.org//skins/common/images/info.png" xlink:type="simple" xlink:show="embed" xlink:actuate="onLoad">
              <text:p/>
            </draw:image>
          </draw:frame>
          <draw:frame draw:z-index="30" draw:name="https://www.wikipathways.org//skins/common/images/info.png" draw:style-name="gr1" draw:text-style-name="P1" svg:width="14.97pt" svg:height="14.97pt" svg:x="127.98pt" svg:y="383.98pt">
            <draw:image xlink:href="https://www.wikipathways.org//skins/common/images/info.png" xlink:type="simple" xlink:show="embed" xlink:actuate="onLoad">
              <text:p/>
            </draw:image>
          </draw:frame>
          <draw:frame draw:z-index="31" draw:name="https://www.wikipathways.org//skins/common/images/info.png" draw:style-name="gr1" draw:text-style-name="P1" svg:width="14.97pt" svg:height="14.97pt" svg:x="127.98pt" svg:y="396.79pt">
            <draw:image xlink:href="https://www.wikipathways.org//skins/common/images/info.png" xlink:type="simple" xlink:show="embed" xlink:actuate="onLoad">
              <text:p/>
            </draw:image>
          </draw:frame>
          <draw:frame draw:z-index="32" draw:name="https://www.wikipathways.org//skins/common/images/info.png" draw:style-name="gr1" draw:text-style-name="P1" svg:width="14.97pt" svg:height="14.97pt" svg:x="127.98pt" svg:y="409.58pt">
            <draw:image xlink:href="https://www.wikipathways.org//skins/common/images/info.png" xlink:type="simple" xlink:show="embed" xlink:actuate="onLoad">
              <text:p/>
            </draw:image>
          </draw:frame>
          <draw:frame draw:z-index="33" draw:name="https://www.wikipathways.org//skins/common/images/info.png" draw:style-name="gr1" draw:text-style-name="P1" svg:width="14.97pt" svg:height="14.97pt" svg:x="127.98pt" svg:y="422.39pt">
            <draw:image xlink:href="https://www.wikipathways.org//skins/common/images/info.png" xlink:type="simple" xlink:show="embed" xlink:actuate="onLoad">
              <text:p/>
            </draw:image>
          </draw:frame>
          <draw:frame draw:z-index="34" draw:name="https://www.wikipathways.org//skins/common/images/info.png" draw:style-name="gr1" draw:text-style-name="P1" svg:width="14.97pt" svg:height="14.97pt" svg:x="127.98pt" svg:y="435.17pt">
            <draw:image xlink:href="https://www.wikipathways.org//skins/common/images/info.png" xlink:type="simple" xlink:show="embed" xlink:actuate="onLoad">
              <text:p/>
            </draw:image>
          </draw:frame>
          <draw:frame draw:z-index="35" draw:name="https://www.wikipathways.org//skins/common/images/info.png" draw:style-name="gr1" draw:text-style-name="P1" svg:width="14.97pt" svg:height="14.97pt" svg:x="127.98pt" svg:y="447.99pt">
            <draw:image xlink:href="https://www.wikipathways.org//skins/common/images/info.png" xlink:type="simple" xlink:show="embed" xlink:actuate="onLoad">
              <text:p/>
            </draw:image>
          </draw:frame>
          <draw:frame draw:z-index="36" draw:name="https://www.wikipathways.org//skins/common/images/info.png" draw:style-name="gr1" draw:text-style-name="P1" svg:width="14.97pt" svg:height="14.97pt" svg:x="127.98pt" svg:y="460.8pt">
            <draw:image xlink:href="https://www.wikipathways.org//skins/common/images/info.png" xlink:type="simple" xlink:show="embed" xlink:actuate="onLoad">
              <text:p/>
            </draw:image>
          </draw:frame>
          <draw:frame draw:z-index="37" draw:name="https://www.wikipathways.org//skins/common/images/info.png" draw:style-name="gr1" draw:text-style-name="P1" svg:width="14.97pt" svg:height="14.97pt" svg:x="127.98pt" svg:y="473.58pt">
            <draw:image xlink:href="https://www.wikipathways.org//skins/common/images/info.png" xlink:type="simple" xlink:show="embed" xlink:actuate="onLoad">
              <text:p/>
            </draw:image>
          </draw:frame>
          <draw:frame draw:z-index="38" draw:name="https://www.wikipathways.org//skins/common/images/info.png" draw:style-name="gr1" draw:text-style-name="P1" svg:width="14.97pt" svg:height="14.97pt" svg:x="127.98pt" svg:y="486.4pt">
            <draw:image xlink:href="https://www.wikipathways.org//skins/common/images/info.png" xlink:type="simple" xlink:show="embed" xlink:actuate="onLoad">
              <text:p/>
            </draw:image>
          </draw:frame>
          <draw:frame draw:z-index="39" draw:name="https://www.wikipathways.org//skins/common/images/info.png" draw:style-name="gr1" draw:text-style-name="P1" svg:width="14.97pt" svg:height="14.97pt" svg:x="127.98pt" svg:y="499.18pt">
            <draw:image xlink:href="https://www.wikipathways.org//skins/common/images/info.png" xlink:type="simple" xlink:show="embed" xlink:actuate="onLoad">
              <text:p/>
            </draw:image>
          </draw:frame>
          <draw:frame draw:z-index="40" draw:name="https://www.wikipathways.org//skins/common/images/info.png" draw:style-name="gr1" draw:text-style-name="P1" svg:width="14.97pt" svg:height="14.97pt" svg:x="127.98pt" svg:y="511.99pt">
            <draw:image xlink:href="https://www.wikipathways.org//skins/common/images/info.png" xlink:type="simple" xlink:show="embed" xlink:actuate="onLoad">
              <text:p/>
            </draw:image>
          </draw:frame>
          <draw:frame draw:z-index="41" draw:name="https://www.wikipathways.org//skins/common/images/info.png" draw:style-name="gr1" draw:text-style-name="P1" svg:width="14.97pt" svg:height="14.97pt" svg:x="127.98pt" svg:y="524.78pt">
            <draw:image xlink:href="https://www.wikipathways.org//skins/common/images/info.png" xlink:type="simple" xlink:show="embed" xlink:actuate="onLoad">
              <text:p/>
            </draw:image>
          </draw:frame>
          <draw:frame draw:z-index="42" draw:name="https://www.wikipathways.org//skins/common/images/info.png" draw:style-name="gr1" draw:text-style-name="P1" svg:width="14.97pt" svg:height="14.97pt" svg:x="127.98pt" svg:y="537.59pt">
            <draw:image xlink:href="https://www.wikipathways.org//skins/common/images/info.png" xlink:type="simple" xlink:show="embed" xlink:actuate="onLoad">
              <text:p/>
            </draw:image>
          </draw:frame>
          <draw:frame draw:z-index="43" draw:name="https://www.wikipathways.org//skins/common/images/info.png" draw:style-name="gr1" draw:text-style-name="P1" svg:width="14.97pt" svg:height="14.97pt" svg:x="127.98pt" svg:y="550.37pt">
            <draw:image xlink:href="https://www.wikipathways.org//skins/common/images/info.png" xlink:type="simple" xlink:show="embed" xlink:actuate="onLoad">
              <text:p/>
            </draw:image>
          </draw:frame>
          <draw:frame draw:z-index="44" draw:name="https://www.wikipathways.org//skins/common/images/info.png" draw:style-name="gr1" draw:text-style-name="P1" svg:width="14.97pt" svg:height="14.97pt" svg:x="127.98pt" svg:y="563.19pt">
            <draw:image xlink:href="https://www.wikipathways.org//skins/common/images/info.png" xlink:type="simple" xlink:show="embed" xlink:actuate="onLoad">
              <text:p/>
            </draw:image>
          </draw:frame>
          <draw:frame draw:z-index="45" draw:name="https://www.wikipathways.org//skins/common/images/info.png" draw:style-name="gr1" draw:text-style-name="P1" svg:width="14.97pt" svg:height="14.97pt" svg:x="127.98pt" svg:y="576pt">
            <draw:image xlink:href="https://www.wikipathways.org//skins/common/images/info.png" xlink:type="simple" xlink:show="embed" xlink:actuate="onLoad">
              <text:p/>
            </draw:image>
          </draw:frame>
          <draw:frame draw:z-index="46" draw:name="https://www.wikipathways.org//skins/common/images/info.png" draw:style-name="gr1" draw:text-style-name="P1" svg:width="14.97pt" svg:height="14.97pt" svg:x="127.98pt" svg:y="588.78pt">
            <draw:image xlink:href="https://www.wikipathways.org//skins/common/images/info.png" xlink:type="simple" xlink:show="embed" xlink:actuate="onLoad">
              <text:p/>
            </draw:image>
          </draw:frame>
          <draw:frame draw:z-index="47" draw:name="https://www.wikipathways.org//skins/common/images/info.png" draw:style-name="gr1" draw:text-style-name="P1" svg:width="14.97pt" svg:height="14.97pt" svg:x="127.98pt" svg:y="601.6pt">
            <draw:image xlink:href="https://www.wikipathways.org//skins/common/images/info.png" xlink:type="simple" xlink:show="embed" xlink:actuate="onLoad">
              <text:p/>
            </draw:image>
          </draw:frame>
          <draw:frame draw:z-index="48" draw:name="https://www.wikipathways.org//skins/common/images/info.png" draw:style-name="gr1" draw:text-style-name="P1" svg:width="14.97pt" svg:height="14.97pt" svg:x="127.98pt" svg:y="614.38pt">
            <draw:image xlink:href="https://www.wikipathways.org//skins/common/images/info.png" xlink:type="simple" xlink:show="embed" xlink:actuate="onLoad">
              <text:p/>
            </draw:image>
          </draw:frame>
          <draw:frame draw:z-index="49" draw:name="https://www.wikipathways.org//skins/common/images/info.png" draw:style-name="gr1" draw:text-style-name="P1" svg:width="14.97pt" svg:height="14.97pt" svg:x="127.98pt" svg:y="627.19pt">
            <draw:image xlink:href="https://www.wikipathways.org//skins/common/images/info.png" xlink:type="simple" xlink:show="embed" xlink:actuate="onLoad">
              <text:p/>
            </draw:image>
          </draw:frame>
          <draw:frame draw:z-index="50" draw:name="https://www.wikipathways.org//skins/common/images/info.png" draw:style-name="gr1" draw:text-style-name="P1" svg:width="14.97pt" svg:height="14.97pt" svg:x="127.98pt" svg:y="639.98pt">
            <draw:image xlink:href="https://www.wikipathways.org//skins/common/images/info.png" xlink:type="simple" xlink:show="embed" xlink:actuate="onLoad">
              <text:p/>
            </draw:image>
          </draw:frame>
          <draw:frame draw:z-index="51" draw:name="https://www.wikipathways.org//skins/common/images/info.png" draw:style-name="gr1" draw:text-style-name="P1" svg:width="14.97pt" svg:height="14.97pt" svg:x="127.98pt" svg:y="652.79pt">
            <draw:image xlink:href="https://www.wikipathways.org//skins/common/images/info.png" xlink:type="simple" xlink:show="embed" xlink:actuate="onLoad">
              <text:p/>
            </draw:image>
          </draw:frame>
          <draw:frame draw:z-index="52" draw:name="https://www.wikipathways.org//skins/common/images/info.png" draw:style-name="gr1" draw:text-style-name="P1" svg:width="14.97pt" svg:height="14.97pt" svg:x="127.98pt" svg:y="665.57pt">
            <draw:image xlink:href="https://www.wikipathways.org//skins/common/images/info.png" xlink:type="simple" xlink:show="embed" xlink:actuate="onLoad">
              <text:p/>
            </draw:image>
          </draw:frame>
          <draw:frame draw:z-index="53" draw:name="https://www.wikipathways.org//skins/common/images/info.png" draw:style-name="gr1" draw:text-style-name="P1" svg:width="14.97pt" svg:height="14.97pt" svg:x="127.98pt" svg:y="678.39pt">
            <draw:image xlink:href="https://www.wikipathways.org//skins/common/images/info.png" xlink:type="simple" xlink:show="embed" xlink:actuate="onLoad">
              <text:p/>
            </draw:image>
          </draw:frame>
          <draw:frame draw:z-index="54" draw:name="https://www.wikipathways.org//skins/common/images/info.png" draw:style-name="gr1" draw:text-style-name="P1" svg:width="14.97pt" svg:height="14.97pt" svg:x="127.98pt" svg:y="691.2pt">
            <draw:image xlink:href="https://www.wikipathways.org//skins/common/images/info.png" xlink:type="simple" xlink:show="embed" xlink:actuate="onLoad">
              <text:p/>
            </draw:image>
          </draw:frame>
          <draw:frame draw:z-index="55" draw:name="https://www.wikipathways.org//skins/common/images/info.png" draw:style-name="gr1" draw:text-style-name="P1" svg:width="14.97pt" svg:height="14.97pt" svg:x="127.98pt" svg:y="703.98pt">
            <draw:image xlink:href="https://www.wikipathways.org//skins/common/images/info.png" xlink:type="simple" xlink:show="embed" xlink:actuate="onLoad">
              <text:p/>
            </draw:image>
          </draw:frame>
          <draw:frame draw:z-index="56" draw:name="https://www.wikipathways.org//skins/common/images/info.png" draw:style-name="gr1" draw:text-style-name="P1" svg:width="14.97pt" svg:height="14.97pt" svg:x="127.98pt" svg:y="716.8pt">
            <draw:image xlink:href="https://www.wikipathways.org//skins/common/images/info.png" xlink:type="simple" xlink:show="embed" xlink:actuate="onLoad">
              <text:p/>
            </draw:image>
          </draw:frame>
          <draw:frame draw:z-index="57" draw:name="https://www.wikipathways.org//skins/common/images/info.png" draw:style-name="gr1" draw:text-style-name="P1" svg:width="14.97pt" svg:height="14.97pt" svg:x="127.98pt" svg:y="729.58pt">
            <draw:image xlink:href="https://www.wikipathways.org//skins/common/images/info.png" xlink:type="simple" xlink:show="embed" xlink:actuate="onLoad">
              <text:p/>
            </draw:image>
          </draw:frame>
          <draw:frame draw:z-index="58" draw:name="https://www.wikipathways.org//skins/common/images/info.png" draw:style-name="gr1" draw:text-style-name="P1" svg:width="14.97pt" svg:height="14.97pt" svg:x="127.98pt" svg:y="742.39pt">
            <draw:image xlink:href="https://www.wikipathways.org//skins/common/images/info.png" xlink:type="simple" xlink:show="embed" xlink:actuate="onLoad">
              <text:p/>
            </draw:image>
          </draw:frame>
          <draw:frame draw:z-index="59" draw:name="https://www.wikipathways.org//skins/common/images/info.png" draw:style-name="gr1" draw:text-style-name="P1" svg:width="14.97pt" svg:height="14.97pt" svg:x="127.98pt" svg:y="755.18pt">
            <draw:image xlink:href="https://www.wikipathways.org//skins/common/images/info.png" xlink:type="simple" xlink:show="embed" xlink:actuate="onLoad">
              <text:p/>
            </draw:image>
          </draw:frame>
          <draw:frame draw:z-index="60" draw:name="https://www.wikipathways.org//skins/common/images/info.png" draw:style-name="gr1" draw:text-style-name="P1" svg:width="14.97pt" svg:height="14.97pt" svg:x="127.98pt" svg:y="767.99pt">
            <draw:image xlink:href="https://www.wikipathways.org//skins/common/images/info.png" xlink:type="simple" xlink:show="embed" xlink:actuate="onLoad">
              <text:p/>
            </draw:image>
          </draw:frame>
          <draw:frame draw:z-index="61" draw:name="https://www.wikipathways.org//skins/common/images/info.png" draw:style-name="gr1" draw:text-style-name="P1" svg:width="14.97pt" svg:height="14.97pt" svg:x="127.98pt" svg:y="780.77pt">
            <draw:image xlink:href="https://www.wikipathways.org//skins/common/images/info.png" xlink:type="simple" xlink:show="embed" xlink:actuate="onLoad">
              <text:p/>
            </draw:image>
          </draw:frame>
          <draw:frame draw:z-index="62" draw:name="https://www.wikipathways.org//skins/common/images/info.png" draw:style-name="gr1" draw:text-style-name="P1" svg:width="14.97pt" svg:height="14.97pt" svg:x="127.98pt" svg:y="793.59pt">
            <draw:image xlink:href="https://www.wikipathways.org//skins/common/images/info.png" xlink:type="simple" xlink:show="embed" xlink:actuate="onLoad">
              <text:p/>
            </draw:image>
          </draw:frame>
          <draw:frame draw:z-index="63" draw:name="https://www.wikipathways.org//skins/common/images/info.png" draw:style-name="gr1" draw:text-style-name="P1" svg:width="14.97pt" svg:height="14.97pt" svg:x="127.98pt" svg:y="806.4pt">
            <draw:image xlink:href="https://www.wikipathways.org//skins/common/images/info.png" xlink:type="simple" xlink:show="embed" xlink:actuate="onLoad">
              <text:p/>
            </draw:image>
          </draw:frame>
          <draw:frame draw:z-index="64" draw:name="https://www.wikipathways.org//skins/common/images/info.png" draw:style-name="gr1" draw:text-style-name="P1" svg:width="14.97pt" svg:height="14.97pt" svg:x="127.98pt" svg:y="819.18pt">
            <draw:image xlink:href="https://www.wikipathways.org//skins/common/images/info.png" xlink:type="simple" xlink:show="embed" xlink:actuate="onLoad">
              <text:p/>
            </draw:image>
          </draw:frame>
          <draw:frame draw:z-index="65" draw:name="https://www.wikipathways.org//skins/common/images/info.png" draw:style-name="gr1" draw:text-style-name="P1" svg:width="14.97pt" svg:height="14.97pt" svg:x="127.98pt" svg:y="832pt">
            <draw:image xlink:href="https://www.wikipathways.org//skins/common/images/info.png" xlink:type="simple" xlink:show="embed" xlink:actuate="onLoad">
              <text:p/>
            </draw:image>
          </draw:frame>
          <draw:frame draw:z-index="66" draw:name="https://www.wikipathways.org//skins/common/images/info.png" draw:style-name="gr1" draw:text-style-name="P1" svg:width="14.97pt" svg:height="14.97pt" svg:x="127.98pt" svg:y="844.78pt">
            <draw:image xlink:href="https://www.wikipathways.org//skins/common/images/info.png" xlink:type="simple" xlink:show="embed" xlink:actuate="onLoad">
              <text:p/>
            </draw:image>
          </draw:frame>
          <draw:frame draw:z-index="67" draw:name="https://www.wikipathways.org//skins/common/images/info.png" draw:style-name="gr1" draw:text-style-name="P1" svg:width="14.97pt" svg:height="14.97pt" svg:x="127.98pt" svg:y="857.59pt">
            <draw:image xlink:href="https://www.wikipathways.org//skins/common/images/info.png" xlink:type="simple" xlink:show="embed" xlink:actuate="onLoad">
              <text:p/>
            </draw:image>
          </draw:frame>
          <draw:frame draw:z-index="68" draw:name="https://www.wikipathways.org//skins/common/images/info.png" draw:style-name="gr1" draw:text-style-name="P1" svg:width="14.97pt" svg:height="14.97pt" svg:x="127.98pt" svg:y="870.38pt">
            <draw:image xlink:href="https://www.wikipathways.org//skins/common/images/info.png" xlink:type="simple" xlink:show="embed" xlink:actuate="onLoad">
              <text:p/>
            </draw:image>
          </draw:frame>
          <draw:frame draw:z-index="69" draw:name="https://www.wikipathways.org//skins/common/images/info.png" draw:style-name="gr1" draw:text-style-name="P1" svg:width="14.97pt" svg:height="14.97pt" svg:x="127.98pt" svg:y="883.19pt">
            <draw:image xlink:href="https://www.wikipathways.org//skins/common/images/info.png" xlink:type="simple" xlink:show="embed" xlink:actuate="onLoad">
              <text:p/>
            </draw:image>
          </draw:frame>
          <draw:frame draw:z-index="70" draw:name="https://www.wikipathways.org//skins/common/images/info.png" draw:style-name="gr1" draw:text-style-name="P1" svg:width="14.97pt" svg:height="14.97pt" svg:x="127.98pt" svg:y="895.97pt">
            <draw:image xlink:href="https://www.wikipathways.org//skins/common/images/info.png" xlink:type="simple" xlink:show="embed" xlink:actuate="onLoad">
              <text:p/>
            </draw:image>
          </draw:frame>
          <draw:frame draw:z-index="71" draw:name="https://www.wikipathways.org//skins/common/images/info.png" draw:style-name="gr1" draw:text-style-name="P1" svg:width="14.97pt" svg:height="14.97pt" svg:x="127.98pt" svg:y="908.79pt">
            <draw:image xlink:href="https://www.wikipathways.org//skins/common/images/info.png" xlink:type="simple" xlink:show="embed" xlink:actuate="onLoad">
              <text:p/>
            </draw:image>
          </draw:frame>
          <draw:frame draw:z-index="72" draw:name="https://www.wikipathways.org//skins/common/images/info.png" draw:style-name="gr1" draw:text-style-name="P1" svg:width="14.97pt" svg:height="14.97pt" svg:x="127.98pt" svg:y="921.6pt">
            <draw:image xlink:href="https://www.wikipathways.org//skins/common/images/info.png" xlink:type="simple" xlink:show="embed" xlink:actuate="onLoad">
              <text:p/>
            </draw:image>
          </draw:frame>
          <draw:frame draw:z-index="73" draw:name="https://www.wikipathways.org//skins/common/images/info.png" draw:style-name="gr1" draw:text-style-name="P1" svg:width="14.97pt" svg:height="14.97pt" svg:x="127.98pt" svg:y="934.38pt">
            <draw:image xlink:href="https://www.wikipathways.org//skins/common/images/info.png" xlink:type="simple" xlink:show="embed" xlink:actuate="onLoad">
              <text:p/>
            </draw:image>
          </draw:frame>
          <draw:frame draw:z-index="74" draw:name="https://www.wikipathways.org//skins/common/images/info.png" draw:style-name="gr1" draw:text-style-name="P1" svg:width="14.97pt" svg:height="14.97pt" svg:x="127.98pt" svg:y="947.2pt">
            <draw:image xlink:href="https://www.wikipathways.org//skins/common/images/info.png" xlink:type="simple" xlink:show="embed" xlink:actuate="onLoad">
              <text:p/>
            </draw:image>
          </draw:frame>
          <draw:frame draw:z-index="75" draw:name="https://www.wikipathways.org//skins/common/images/info.png" draw:style-name="gr1" draw:text-style-name="P1" svg:width="14.97pt" svg:height="14.97pt" svg:x="127.98pt" svg:y="959.98pt">
            <draw:image xlink:href="https://www.wikipathways.org//skins/common/images/info.png" xlink:type="simple" xlink:show="embed" xlink:actuate="onLoad">
              <text:p/>
            </draw:image>
          </draw:frame>
          <draw:frame draw:z-index="76" draw:name="https://www.wikipathways.org//skins/common/images/info.png" draw:style-name="gr1" draw:text-style-name="P1" svg:width="14.97pt" svg:height="14.97pt" svg:x="127.98pt" svg:y="972.79pt">
            <draw:image xlink:href="https://www.wikipathways.org//skins/common/images/info.png" xlink:type="simple" xlink:show="embed" xlink:actuate="onLoad">
              <text:p/>
            </draw:image>
          </draw:frame>
          <draw:frame draw:z-index="77" draw:name="https://www.wikipathways.org//skins/common/images/info.png" draw:style-name="gr1" draw:text-style-name="P1" svg:width="14.97pt" svg:height="14.97pt" svg:x="127.98pt" svg:y="985.58pt">
            <draw:image xlink:href="https://www.wikipathways.org//skins/common/images/info.png" xlink:type="simple" xlink:show="embed" xlink:actuate="onLoad">
              <text:p/>
            </draw:image>
          </draw:frame>
          <draw:frame draw:z-index="78" draw:name="https://www.wikipathways.org//skins/common/images/info.png" draw:style-name="gr1" draw:text-style-name="P1" svg:width="14.97pt" svg:height="14.97pt" svg:x="127.98pt" svg:y="998.39pt">
            <draw:image xlink:href="https://www.wikipathways.org//skins/common/images/info.png" xlink:type="simple" xlink:show="embed" xlink:actuate="onLoad">
              <text:p/>
            </draw:image>
          </draw:frame>
          <draw:frame draw:z-index="79" draw:name="https://www.wikipathways.org//skins/common/images/info.png" draw:style-name="gr1" draw:text-style-name="P1" svg:width="14.97pt" svg:height="14.97pt" svg:x="127.98pt" svg:y="1011.17pt">
            <draw:image xlink:href="https://www.wikipathways.org//skins/common/images/info.png" xlink:type="simple" xlink:show="embed" xlink:actuate="onLoad">
              <text:p/>
            </draw:image>
          </draw:frame>
          <draw:frame draw:z-index="80" draw:name="https://www.wikipathways.org//skins/common/images/info.png" draw:style-name="gr1" draw:text-style-name="P1" svg:width="14.97pt" svg:height="14.97pt" svg:x="127.98pt" svg:y="1023.99pt">
            <draw:image xlink:href="https://www.wikipathways.org//skins/common/images/info.png" xlink:type="simple" xlink:show="embed" xlink:actuate="onLoad">
              <text:p/>
            </draw:image>
          </draw:frame>
          <draw:frame draw:z-index="81" draw:name="https://www.wikipathways.org//skins/common/images/info.png" draw:style-name="gr1" draw:text-style-name="P1" svg:width="14.97pt" svg:height="14.97pt" svg:x="127.98pt" svg:y="1036.8pt">
            <draw:image xlink:href="https://www.wikipathways.org//skins/common/images/info.png" xlink:type="simple" xlink:show="embed" xlink:actuate="onLoad">
              <text:p/>
            </draw:image>
          </draw:frame>
          <draw:frame draw:z-index="82" draw:name="https://www.wikipathways.org//skins/common/images/info.png" draw:style-name="gr1" draw:text-style-name="P1" svg:width="14.97pt" svg:height="14.97pt" svg:x="127.98pt" svg:y="1049.58pt">
            <draw:image xlink:href="https://www.wikipathways.org//skins/common/images/info.png" xlink:type="simple" xlink:show="embed" xlink:actuate="onLoad">
              <text:p/>
            </draw:image>
          </draw:frame>
          <draw:frame draw:z-index="83" draw:name="https://www.wikipathways.org//skins/common/images/info.png" draw:style-name="gr1" draw:text-style-name="P1" svg:width="14.97pt" svg:height="14.97pt" svg:x="127.98pt" svg:y="1062.4pt">
            <draw:image xlink:href="https://www.wikipathways.org//skins/common/images/info.png" xlink:type="simple" xlink:show="embed" xlink:actuate="onLoad">
              <text:p/>
            </draw:image>
          </draw:frame>
          <draw:frame draw:z-index="84" draw:name="https://www.wikipathways.org//skins/common/images/info.png" draw:style-name="gr1" draw:text-style-name="P1" svg:width="14.97pt" svg:height="14.97pt" svg:x="127.98pt" svg:y="1075.18pt">
            <draw:image xlink:href="https://www.wikipathways.org//skins/common/images/info.png" xlink:type="simple" xlink:show="embed" xlink:actuate="onLoad">
              <text:p/>
            </draw:image>
          </draw:frame>
          <draw:frame draw:z-index="85" draw:name="https://www.wikipathways.org//skins/common/images/info.png" draw:style-name="gr1" draw:text-style-name="P1" svg:width="14.97pt" svg:height="14.97pt" svg:x="127.98pt" svg:y="1087.99pt">
            <draw:image xlink:href="https://www.wikipathways.org//skins/common/images/info.png" xlink:type="simple" xlink:show="embed" xlink:actuate="onLoad">
              <text:p/>
            </draw:image>
          </draw:frame>
          <draw:frame draw:z-index="86" draw:name="https://www.wikipathways.org//skins/common/images/info.png" draw:style-name="gr1" draw:text-style-name="P1" svg:width="14.97pt" svg:height="14.97pt" svg:x="127.98pt" svg:y="1100.78pt">
            <draw:image xlink:href="https://www.wikipathways.org//skins/common/images/info.png" xlink:type="simple" xlink:show="embed" xlink:actuate="onLoad">
              <text:p/>
            </draw:image>
          </draw:frame>
          <draw:frame draw:z-index="87" draw:name="https://www.wikipathways.org//skins/common/images/info.png" draw:style-name="gr1" draw:text-style-name="P1" svg:width="14.97pt" svg:height="14.97pt" svg:x="127.98pt" svg:y="1113.59pt">
            <draw:image xlink:href="https://www.wikipathways.org//skins/common/images/info.png" xlink:type="simple" xlink:show="embed" xlink:actuate="onLoad">
              <text:p/>
            </draw:image>
          </draw:frame>
          <draw:frame draw:z-index="88" draw:name="https://www.wikipathways.org//skins/common/images/info.png" draw:style-name="gr1" draw:text-style-name="P1" svg:width="14.97pt" svg:height="14.97pt" svg:x="127.98pt" svg:y="1126.37pt">
            <draw:image xlink:href="https://www.wikipathways.org//skins/common/images/info.png" xlink:type="simple" xlink:show="embed" xlink:actuate="onLoad">
              <text:p/>
            </draw:image>
          </draw:frame>
          <draw:frame draw:z-index="89" draw:name="https://www.wikipathways.org//skins/common/images/info.png" draw:style-name="gr1" draw:text-style-name="P1" svg:width="14.97pt" svg:height="14.97pt" svg:x="127.98pt" svg:y="1139.19pt">
            <draw:image xlink:href="https://www.wikipathways.org//skins/common/images/info.png" xlink:type="simple" xlink:show="embed" xlink:actuate="onLoad">
              <text:p/>
            </draw:image>
          </draw:frame>
          <draw:frame draw:z-index="90" draw:name="https://www.wikipathways.org//skins/common/images/info.png" draw:style-name="gr1" draw:text-style-name="P1" svg:width="14.97pt" svg:height="14.97pt" svg:x="127.98pt" svg:y="1152pt">
            <draw:image xlink:href="https://www.wikipathways.org//skins/common/images/info.png" xlink:type="simple" xlink:show="embed" xlink:actuate="onLoad">
              <text:p/>
            </draw:image>
          </draw:frame>
          <draw:frame draw:z-index="91" draw:name="https://www.wikipathways.org//skins/common/images/info.png" draw:style-name="gr1" draw:text-style-name="P1" svg:width="14.97pt" svg:height="14.97pt" svg:x="127.98pt" svg:y="1164.78pt">
            <draw:image xlink:href="https://www.wikipathways.org//skins/common/images/info.png" xlink:type="simple" xlink:show="embed" xlink:actuate="onLoad">
              <text:p/>
            </draw:image>
          </draw:frame>
          <draw:frame draw:z-index="92" draw:name="https://www.wikipathways.org//skins/common/images/info.png" draw:style-name="gr1" draw:text-style-name="P1" svg:width="14.97pt" svg:height="14.97pt" svg:x="127.98pt" svg:y="1177.6pt">
            <draw:image xlink:href="https://www.wikipathways.org//skins/common/images/info.png" xlink:type="simple" xlink:show="embed" xlink:actuate="onLoad">
              <text:p/>
            </draw:image>
          </draw:frame>
          <draw:frame draw:z-index="93" draw:name="https://www.wikipathways.org//skins/common/images/info.png" draw:style-name="gr1" draw:text-style-name="P1" svg:width="14.97pt" svg:height="14.97pt" svg:x="127.98pt" svg:y="1190.38pt">
            <draw:image xlink:href="https://www.wikipathways.org//skins/common/images/info.png" xlink:type="simple" xlink:show="embed" xlink:actuate="onLoad">
              <text:p/>
            </draw:image>
          </draw:frame>
          <draw:frame draw:z-index="94" draw:name="https://www.wikipathways.org//skins/common/images/info.png" draw:style-name="gr1" draw:text-style-name="P1" svg:width="14.97pt" svg:height="14.97pt" svg:x="127.98pt" svg:y="1203.19pt">
            <draw:image xlink:href="https://www.wikipathways.org//skins/common/images/info.png" xlink:type="simple" xlink:show="embed" xlink:actuate="onLoad">
              <text:p/>
            </draw:image>
          </draw:frame>
          <draw:frame draw:z-index="95" draw:name="https://www.wikipathways.org//skins/common/images/info.png" draw:style-name="gr1" draw:text-style-name="P1" svg:width="14.97pt" svg:height="14.97pt" svg:x="127.98pt" svg:y="1215.98pt">
            <draw:image xlink:href="https://www.wikipathways.org//skins/common/images/info.png" xlink:type="simple" xlink:show="embed" xlink:actuate="onLoad">
              <text:p/>
            </draw:image>
          </draw:frame>
          <draw:frame draw:z-index="96" draw:name="https://www.wikipathways.org//skins/common/images/info.png" draw:style-name="gr1" draw:text-style-name="P1" svg:width="14.97pt" svg:height="14.97pt" svg:x="127.98pt" svg:y="1228.79pt">
            <draw:image xlink:href="https://www.wikipathways.org//skins/common/images/info.png" xlink:type="simple" xlink:show="embed" xlink:actuate="onLoad">
              <text:p/>
            </draw:image>
          </draw:frame>
          <draw:frame draw:z-index="97" draw:name="https://www.wikipathways.org//skins/common/images/info.png" draw:style-name="gr1" draw:text-style-name="P1" svg:width="14.97pt" svg:height="14.97pt" svg:x="127.98pt" svg:y="1241.57pt">
            <draw:image xlink:href="https://www.wikipathways.org//skins/common/images/info.png" xlink:type="simple" xlink:show="embed" xlink:actuate="onLoad">
              <text:p/>
            </draw:image>
          </draw:frame>
          <draw:frame draw:z-index="98" draw:name="https://www.wikipathways.org//skins/common/images/info.png" draw:style-name="gr1" draw:text-style-name="P1" svg:width="14.97pt" svg:height="14.97pt" svg:x="127.98pt" svg:y="1254.39pt">
            <draw:image xlink:href="https://www.wikipathways.org//skins/common/images/info.png" xlink:type="simple" xlink:show="embed" xlink:actuate="onLoad">
              <text:p/>
            </draw:image>
          </draw:frame>
          <draw:frame draw:z-index="99" draw:name="https://www.wikipathways.org//skins/common/images/info.png" draw:style-name="gr1" draw:text-style-name="P1" svg:width="14.97pt" svg:height="14.97pt" svg:x="127.98pt" svg:y="1267.2pt">
            <draw:image xlink:href="https://www.wikipathways.org//skins/common/images/info.png" xlink:type="simple" xlink:show="embed" xlink:actuate="onLoad">
              <text:p/>
            </draw:image>
          </draw:frame>
          <draw:frame draw:z-index="100" draw:name="https://www.wikipathways.org//skins/common/images/info.png" draw:style-name="gr1" draw:text-style-name="P1" svg:width="14.97pt" svg:height="14.97pt" svg:x="127.98pt" svg:y="1279.98pt">
            <draw:image xlink:href="https://www.wikipathways.org//skins/common/images/info.png" xlink:type="simple" xlink:show="embed" xlink:actuate="onLoad">
              <text:p/>
            </draw:image>
          </draw:frame>
          <draw:frame draw:z-index="101" draw:name="https://www.wikipathways.org//skins/common/images/info.png" draw:style-name="gr1" draw:text-style-name="P1" svg:width="14.97pt" svg:height="14.97pt" svg:x="127.98pt" svg:y="1292.8pt">
            <draw:image xlink:href="https://www.wikipathways.org//skins/common/images/info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AKT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207" xlink:type="simple">207 (Entrez Gene)</text:a> </text:p>
          </table:table-cell>
          <table:table-cell office:value-type="string" calcext:value-type="string">
            <text:p>Original kegg element: gene;60;hsa:10000 hsa:207 hsa:208</text:p>
          </table:table-cell>
        </table:table-row>
        <table:table-row table:style-name="ro1">
          <table:table-cell office:value-type="string" calcext:value-type="string">
            <text:p>AKT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208" xlink:type="simple">208 (Entrez Gene)</text:a> </text:p>
          </table:table-cell>
          <table:table-cell office:value-type="string" calcext:value-type="string">
            <text:p>Original kegg element: gene;60;hsa:10000 hsa:207 hsa:208</text:p>
          </table:table-cell>
        </table:table-row>
        <table:table-row table:style-name="ro1">
          <table:table-cell office:value-type="string" calcext:value-type="string">
            <text:p>AKT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10000" xlink:type="simple">10000 (Entrez Gene)</text:a> </text:p>
          </table:table-cell>
          <table:table-cell office:value-type="string" calcext:value-type="string">
            <text:p>Original kegg element: gene;60;hsa:10000 hsa:207 hsa:208</text:p>
          </table:table-cell>
        </table:table-row>
        <table:table-row table:style-name="ro2">
          <table:table-cell office:value-type="string" calcext:value-type="string">
            <text:p>CASP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841" xlink:type="simple">841 (Entrez Gene)</text:a> </text:p>
          </table:table-cell>
          <table:table-cell office:value-type="string" calcext:value-type="string">
            <text:p>Original kegg element: gene;87;hsa:841</text:p>
          </table:table-cell>
        </table:table-row>
        <table:table-row table:style-name="ro2">
          <table:table-cell office:value-type="string" calcext:value-type="string">
            <text:p>CCL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348" xlink:type="simple">6348 (Entrez Gene)</text:a> </text:p>
          </table:table-cell>
          <table:table-cell office:value-type="string" calcext:value-type="string">
            <text:p>Original kegg element: gene;44;hsa:6348</text:p>
          </table:table-cell>
        </table:table-row>
        <table:table-row table:style-name="ro2">
          <table:table-cell office:value-type="string" calcext:value-type="string">
            <text:p>CCL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351" xlink:type="simple">6351 (Entrez Gene)</text:a> </text:p>
          </table:table-cell>
          <table:table-cell office:value-type="string" calcext:value-type="string">
            <text:p>Original kegg element: gene;38;hsa:6351</text:p>
          </table:table-cell>
        </table:table-row>
        <table:table-row table:style-name="ro2">
          <table:table-cell office:value-type="string" calcext:value-type="string">
            <text:p>CCL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352" xlink:type="simple">6352 (Entrez Gene)</text:a> </text:p>
          </table:table-cell>
          <table:table-cell office:value-type="string" calcext:value-type="string">
            <text:p>Original kegg element: gene;58;hsa:6352</text:p>
          </table:table-cell>
        </table:table-row>
        <table:table-row table:style-name="ro2">
          <table:table-cell office:value-type="string" calcext:value-type="string">
            <text:p>CD1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929" xlink:type="simple">929 (Entrez Gene)</text:a> </text:p>
          </table:table-cell>
          <table:table-cell office:value-type="string" calcext:value-type="string">
            <text:p>Original kegg element: gene;84;hsa:929</text:p>
          </table:table-cell>
        </table:table-row>
        <table:table-row table:style-name="ro2">
          <table:table-cell office:value-type="string" calcext:value-type="string">
            <text:p>CD4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958" xlink:type="simple">958 (Entrez Gene)</text:a> </text:p>
          </table:table-cell>
          <table:table-cell office:value-type="string" calcext:value-type="string">
            <text:p>Original kegg element: gene;29;hsa:958</text:p>
          </table:table-cell>
        </table:table-row>
        <table:table-row table:style-name="ro2">
          <table:table-cell office:value-type="string" calcext:value-type="string">
            <text:p>CD8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941" xlink:type="simple">941 (Entrez Gene)</text:a> </text:p>
          </table:table-cell>
          <table:table-cell office:value-type="string" calcext:value-type="string">
            <text:p>Original kegg element: gene;69;hsa:941</text:p>
          </table:table-cell>
        </table:table-row>
        <table:table-row table:style-name="ro2">
          <table:table-cell office:value-type="string" calcext:value-type="string">
            <text:p>CD8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942" xlink:type="simple">942 (Entrez Gene)</text:a> </text:p>
          </table:table-cell>
          <table:table-cell office:value-type="string" calcext:value-type="string">
            <text:p>Original kegg element: gene;28;hsa:942</text:p>
          </table:table-cell>
        </table:table-row>
        <table:table-row table:style-name="ro2">
          <table:table-cell office:value-type="string" calcext:value-type="string">
            <text:p>CHUK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1147" xlink:type="simple">1147 (Entrez Gene)</text:a> </text:p>
          </table:table-cell>
          <table:table-cell office:value-type="string" calcext:value-type="string">
            <text:p>Original kegg element: gene;42;hsa:1147</text:p>
          </table:table-cell>
        </table:table-row>
        <table:table-row table:style-name="ro2">
          <table:table-cell office:value-type="string" calcext:value-type="string">
            <text:p>CXCL1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627" xlink:type="simple">3627 (Entrez Gene)</text:a> </text:p>
          </table:table-cell>
          <table:table-cell office:value-type="string" calcext:value-type="string">
            <text:p>Original kegg element: gene;25;hsa:3627</text:p>
          </table:table-cell>
        </table:table-row>
        <table:table-row table:style-name="ro2">
          <table:table-cell office:value-type="string" calcext:value-type="string">
            <text:p>CXCL1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373" xlink:type="simple">6373 (Entrez Gene)</text:a> </text:p>
          </table:table-cell>
          <table:table-cell office:value-type="string" calcext:value-type="string">
            <text:p>Original kegg element: gene;23;hsa:6373</text:p>
          </table:table-cell>
        </table:table-row>
        <table:table-row table:style-name="ro2">
          <table:table-cell office:value-type="string" calcext:value-type="string">
            <text:p>CXCL9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4283" xlink:type="simple">4283 (Entrez Gene)</text:a> </text:p>
          </table:table-cell>
          <table:table-cell office:value-type="string" calcext:value-type="string">
            <text:p>Original kegg element: gene;24;hsa:4283</text:p>
          </table:table-cell>
        </table:table-row>
        <table:table-row table:style-name="ro2">
          <table:table-cell office:value-type="string" calcext:value-type="string">
            <text:p>FADD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8772" xlink:type="simple">8772 (Entrez Gene)</text:a> </text:p>
          </table:table-cell>
          <table:table-cell office:value-type="string" calcext:value-type="string">
            <text:p>Original kegg element: gene;56;hsa:8772</text:p>
          </table:table-cell>
        </table:table-row>
        <table:table-row table:style-name="ro2">
          <table:table-cell office:value-type="string" calcext:value-type="string">
            <text:p>FOS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2353" xlink:type="simple">2353 (Entrez Gene)</text:a> </text:p>
          </table:table-cell>
          <table:table-cell office:value-type="string" calcext:value-type="string">
            <text:p>Original kegg element: gene;35;hsa:2353 hsa:3725</text:p>
          </table:table-cell>
        </table:table-row>
        <table:table-row table:style-name="ro3">
          <table:table-cell office:value-type="string" calcext:value-type="string">
            <text:p>IFNA1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6" xlink:type="simple">3446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1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7" xlink:type="simple">3447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39" xlink:type="simple">3439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1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8" xlink:type="simple">3448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1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9" xlink:type="simple">3449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1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51" xlink:type="simple">3451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2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52" xlink:type="simple">3452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0" xlink:type="simple">3440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1" xlink:type="simple">3441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2" xlink:type="simple">3442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3" xlink:type="simple">3443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4" xlink:type="simple">3444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3">
          <table:table-cell office:value-type="string" calcext:value-type="string">
            <text:p>IFNA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45" xlink:type="simple">3445 (Entrez Gene)</text:a> </text:p>
          </table:table-cell>
          <table:table-cell office:value-type="string" calcext:value-type="string">
            <text:p>Original kegg element: gene;27;hsa:3439 hsa:3440 hsa:3441 hsa:3442 hsa:3443 hsa:3444 hsa:3445 hsa:3446 hsa:3447 hsa:3448 hsa:3449 hsa:3451 hsa:3452</text:p>
          </table:table-cell>
        </table:table-row>
        <table:table-row table:style-name="ro2">
          <table:table-cell office:value-type="string" calcext:value-type="string">
            <text:p>IFNAR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54" xlink:type="simple">3454 (Entrez Gene)</text:a> </text:p>
          </table:table-cell>
          <table:table-cell office:value-type="string" calcext:value-type="string">
            <text:p>Original kegg element: gene;49;hsa:3454 hsa:3455</text:p>
          </table:table-cell>
        </table:table-row>
        <table:table-row table:style-name="ro2">
          <table:table-cell office:value-type="string" calcext:value-type="string">
            <text:p>IFNAR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55" xlink:type="simple">3455 (Entrez Gene)</text:a> </text:p>
          </table:table-cell>
          <table:table-cell office:value-type="string" calcext:value-type="string">
            <text:p>Original kegg element: gene;49;hsa:3454 hsa:3455</text:p>
          </table:table-cell>
        </table:table-row>
        <table:table-row table:style-name="ro2">
          <table:table-cell office:value-type="string" calcext:value-type="string">
            <text:p>IFNB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456" xlink:type="simple">3456 (Entrez Gene)</text:a> </text:p>
          </table:table-cell>
          <table:table-cell office:value-type="string" calcext:value-type="string">
            <text:p>Original kegg element: gene;1;hsa:3456</text:p>
          </table:table-cell>
        </table:table-row>
        <table:table-row table:style-name="ro2">
          <table:table-cell office:value-type="string" calcext:value-type="string">
            <text:p>IKBK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551" xlink:type="simple">3551 (Entrez Gene)</text:a> </text:p>
          </table:table-cell>
          <table:table-cell office:value-type="string" calcext:value-type="string">
            <text:p>Original kegg element: gene;36;hsa:3551</text:p>
          </table:table-cell>
        </table:table-row>
        <table:table-row table:style-name="ro2">
          <table:table-cell office:value-type="string" calcext:value-type="string">
            <text:p>IKBKE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9641" xlink:type="simple">9641 (Entrez Gene)</text:a> </text:p>
          </table:table-cell>
          <table:table-cell office:value-type="string" calcext:value-type="string">
            <text:p>Original kegg element: gene;54;hsa:9641</text:p>
          </table:table-cell>
        </table:table-row>
        <table:table-row table:style-name="ro2">
          <table:table-cell office:value-type="string" calcext:value-type="string">
            <text:p>IKBKG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8517" xlink:type="simple">8517 (Entrez Gene)</text:a> </text:p>
          </table:table-cell>
          <table:table-cell office:value-type="string" calcext:value-type="string">
            <text:p>Original kegg element: gene;85;hsa:8517</text:p>
          </table:table-cell>
        </table:table-row>
        <table:table-row table:style-name="ro2">
          <table:table-cell office:value-type="string" calcext:value-type="string">
            <text:p>IL12A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592" xlink:type="simple">3592 (Entrez Gene)</text:a> </text:p>
          </table:table-cell>
          <table:table-cell office:value-type="string" calcext:value-type="string">
            <text:p>Original kegg element: gene;45;hsa:3592 hsa:3593</text:p>
          </table:table-cell>
        </table:table-row>
        <table:table-row table:style-name="ro2">
          <table:table-cell office:value-type="string" calcext:value-type="string">
            <text:p>IL12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593" xlink:type="simple">3593 (Entrez Gene)</text:a> </text:p>
          </table:table-cell>
          <table:table-cell office:value-type="string" calcext:value-type="string">
            <text:p>Original kegg element: gene;45;hsa:3592 hsa:3593</text:p>
          </table:table-cell>
        </table:table-row>
        <table:table-row table:style-name="ro2">
          <table:table-cell office:value-type="string" calcext:value-type="string">
            <text:p>IL1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553" xlink:type="simple">3553 (Entrez Gene)</text:a> </text:p>
          </table:table-cell>
          <table:table-cell office:value-type="string" calcext:value-type="string">
            <text:p>Original kegg element: gene;51;hsa:3553</text:p>
          </table:table-cell>
        </table:table-row>
        <table:table-row table:style-name="ro2">
          <table:table-cell office:value-type="string" calcext:value-type="string">
            <text:p>IL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569" xlink:type="simple">3569 (Entrez Gene)</text:a> </text:p>
          </table:table-cell>
          <table:table-cell office:value-type="string" calcext:value-type="string">
            <text:p>Original kegg element: gene;57;hsa:3569</text:p>
          </table:table-cell>
        </table:table-row>
        <table:table-row table:style-name="ro2">
          <table:table-cell office:value-type="string" calcext:value-type="string">
            <text:p>IL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576" xlink:type="simple">3576 (Entrez Gene)</text:a> </text:p>
          </table:table-cell>
          <table:table-cell office:value-type="string" calcext:value-type="string">
            <text:p>Original kegg element: gene;43;hsa:3576</text:p>
          </table:table-cell>
        </table:table-row>
        <table:table-row table:style-name="ro2">
          <table:table-cell office:value-type="string" calcext:value-type="string">
            <text:p>IRA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654" xlink:type="simple">3654 (Entrez Gene)</text:a> </text:p>
          </table:table-cell>
          <table:table-cell office:value-type="string" calcext:value-type="string">
            <text:p>Original kegg element: gene;41;hsa:3654</text:p>
          </table:table-cell>
        </table:table-row>
        <table:table-row table:style-name="ro2">
          <table:table-cell office:value-type="string" calcext:value-type="string">
            <text:p>IRAK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1135" xlink:type="simple">51135 (Entrez Gene)</text:a> </text:p>
          </table:table-cell>
          <table:table-cell office:value-type="string" calcext:value-type="string">
            <text:p>Original kegg element: gene;86;hsa:51135</text:p>
          </table:table-cell>
        </table:table-row>
        <table:table-row table:style-name="ro2">
          <table:table-cell office:value-type="string" calcext:value-type="string">
            <text:p>IRF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661" xlink:type="simple">3661 (Entrez Gene)</text:a> </text:p>
          </table:table-cell>
          <table:table-cell office:value-type="string" calcext:value-type="string">
            <text:p>Original kegg element: gene;67;hsa:3661</text:p>
          </table:table-cell>
        </table:table-row>
        <table:table-row table:style-name="ro2">
          <table:table-cell office:value-type="string" calcext:value-type="string">
            <text:p>IRF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663" xlink:type="simple">3663 (Entrez Gene)</text:a> </text:p>
          </table:table-cell>
          <table:table-cell office:value-type="string" calcext:value-type="string">
            <text:p>Original kegg element: gene;21;hsa:3663</text:p>
          </table:table-cell>
        </table:table-row>
        <table:table-row table:style-name="ro2">
          <table:table-cell office:value-type="string" calcext:value-type="string">
            <text:p>IRF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665" xlink:type="simple">3665 (Entrez Gene)</text:a> </text:p>
          </table:table-cell>
          <table:table-cell office:value-type="string" calcext:value-type="string">
            <text:p>Original kegg element: gene;20;hsa:3665</text:p>
          </table:table-cell>
        </table:table-row>
        <table:table-row table:style-name="ro2">
          <table:table-cell office:value-type="string" calcext:value-type="string">
            <text:p>JUN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725" xlink:type="simple">3725 (Entrez Gene)</text:a> </text:p>
          </table:table-cell>
          <table:table-cell office:value-type="string" calcext:value-type="string">
            <text:p>Original kegg element: gene;35;hsa:2353 hsa:3725</text:p>
          </table:table-cell>
        </table:table-row>
        <table:table-row table:style-name="ro2">
          <table:table-cell office:value-type="string" calcext:value-type="string">
            <text:p>LBP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929" xlink:type="simple">3929 (Entrez Gene)</text:a> </text:p>
          </table:table-cell>
          <table:table-cell office:value-type="string" calcext:value-type="string">
            <text:p>Original kegg element: gene;77;hsa:3929</text:p>
          </table:table-cell>
        </table:table-row>
        <table:table-row table:style-name="ro2">
          <table:table-cell office:value-type="string" calcext:value-type="string">
            <text:p>LY9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23643" xlink:type="simple">23643 (Entrez Gene)</text:a> </text:p>
          </table:table-cell>
          <table:table-cell office:value-type="string" calcext:value-type="string">
            <text:p>Original kegg element: gene;71;hsa:23643</text:p>
          </table:table-cell>
        </table:table-row>
        <table:table-row table:style-name="ro2">
          <table:table-cell office:value-type="string" calcext:value-type="string">
            <text:p>MAP2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4" xlink:type="simple">5604 (Entrez Gene)</text:a> </text:p>
          </table:table-cell>
          <table:table-cell office:value-type="string" calcext:value-type="string">
            <text:p>Original kegg element: gene;12;hsa:5604 hsa:5605</text:p>
          </table:table-cell>
        </table:table-row>
        <table:table-row table:style-name="ro2">
          <table:table-cell office:value-type="string" calcext:value-type="string">
            <text:p>MAP2K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5" xlink:type="simple">5605 (Entrez Gene)</text:a> </text:p>
          </table:table-cell>
          <table:table-cell office:value-type="string" calcext:value-type="string">
            <text:p>Original kegg element: gene;12;hsa:5604 hsa:5605</text:p>
          </table:table-cell>
        </table:table-row>
        <table:table-row table:style-name="ro2">
          <table:table-cell office:value-type="string" calcext:value-type="string">
            <text:p>MAP2K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6" xlink:type="simple">5606 (Entrez Gene)</text:a> </text:p>
          </table:table-cell>
          <table:table-cell office:value-type="string" calcext:value-type="string">
            <text:p>Original kegg element: gene;65;hsa:5606 hsa:5608</text:p>
          </table:table-cell>
        </table:table-row>
        <table:table-row table:style-name="ro2">
          <table:table-cell office:value-type="string" calcext:value-type="string">
            <text:p>MAP2K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416" xlink:type="simple">6416 (Entrez Gene)</text:a> </text:p>
          </table:table-cell>
          <table:table-cell office:value-type="string" calcext:value-type="string">
            <text:p>Original kegg element: gene;63;hsa:5609 hsa:6416</text:p>
          </table:table-cell>
        </table:table-row>
        <table:table-row table:style-name="ro2">
          <table:table-cell office:value-type="string" calcext:value-type="string">
            <text:p>MAP2K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8" xlink:type="simple">5608 (Entrez Gene)</text:a> </text:p>
          </table:table-cell>
          <table:table-cell office:value-type="string" calcext:value-type="string">
            <text:p>Original kegg element: gene;65;hsa:5606 hsa:5608</text:p>
          </table:table-cell>
        </table:table-row>
        <table:table-row table:style-name="ro2">
          <table:table-cell office:value-type="string" calcext:value-type="string">
            <text:p>MAP2K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9" xlink:type="simple">5609 (Entrez Gene)</text:a> </text:p>
          </table:table-cell>
          <table:table-cell office:value-type="string" calcext:value-type="string">
            <text:p>Original kegg element: gene;63;hsa:5609 hsa:6416</text:p>
          </table:table-cell>
        </table:table-row>
        <table:table-row table:style-name="ro2">
          <table:table-cell office:value-type="string" calcext:value-type="string">
            <text:p>MAP3K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885" xlink:type="simple">6885 (Entrez Gene)</text:a> </text:p>
          </table:table-cell>
          <table:table-cell office:value-type="string" calcext:value-type="string">
            <text:p>Original kegg element: gene;37;hsa:6885</text:p>
          </table:table-cell>
        </table:table-row>
        <table:table-row table:style-name="ro2">
          <table:table-cell office:value-type="string" calcext:value-type="string">
            <text:p>MAP3K7IP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10454" xlink:type="simple">10454 (Entrez Gene)</text:a> </text:p>
          </table:table-cell>
          <table:table-cell office:value-type="string" calcext:value-type="string">
            <text:p>Original kegg element: gene;59;hsa:10454</text:p>
          </table:table-cell>
        </table:table-row>
        <table:table-row table:style-name="ro2">
          <table:table-cell office:value-type="string" calcext:value-type="string">
            <text:p>MAP3K7IP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23118" xlink:type="simple">23118 (Entrez Gene)</text:a> </text:p>
          </table:table-cell>
          <table:table-cell office:value-type="string" calcext:value-type="string">
            <text:p>Original kegg element: gene;61;hsa:23118</text:p>
          </table:table-cell>
        </table:table-row>
        <table:table-row table:style-name="ro2">
          <table:table-cell office:value-type="string" calcext:value-type="string">
            <text:p>MAP3K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1326" xlink:type="simple">1326 (Entrez Gene)</text:a> </text:p>
          </table:table-cell>
          <table:table-cell office:value-type="string" calcext:value-type="string">
            <text:p>Original kegg element: gene;13;hsa:1326</text:p>
          </table:table-cell>
        </table:table-row>
        <table:table-row table:style-name="ro1">
          <table:table-cell office:value-type="string" calcext:value-type="string">
            <text:p>MAPK1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2" xlink:type="simple">5602 (Entrez Gene)</text:a> </text:p>
          </table:table-cell>
          <table:table-cell office:value-type="string" calcext:value-type="string">
            <text:p>Original kegg element: gene;50;hsa:5599 hsa:5601 hsa:5602</text:p>
          </table:table-cell>
        </table:table-row>
        <table:table-row table:style-name="ro4">
          <table:table-cell office:value-type="string" calcext:value-type="string">
            <text:p>MAPK1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0" xlink:type="simple">5600 (Entrez Gene)</text:a> </text:p>
          </table:table-cell>
          <table:table-cell office:value-type="string" calcext:value-type="string">
            <text:p>Original kegg element: gene;40;hsa:1432 hsa:5600 hsa:5603 hsa:6300</text:p>
          </table:table-cell>
        </table:table-row>
        <table:table-row table:style-name="ro4">
          <table:table-cell office:value-type="string" calcext:value-type="string">
            <text:p>MAPK1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300" xlink:type="simple">6300 (Entrez Gene)</text:a> </text:p>
          </table:table-cell>
          <table:table-cell office:value-type="string" calcext:value-type="string">
            <text:p>Original kegg element: gene;40;hsa:1432 hsa:5600 hsa:5603 hsa:6300</text:p>
          </table:table-cell>
        </table:table-row>
        <table:table-row table:style-name="ro4">
          <table:table-cell office:value-type="string" calcext:value-type="string">
            <text:p>MAPK1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3" xlink:type="simple">5603 (Entrez Gene)</text:a> </text:p>
          </table:table-cell>
          <table:table-cell office:value-type="string" calcext:value-type="string">
            <text:p>Original kegg element: gene;40;hsa:1432 hsa:5600 hsa:5603 hsa:6300</text:p>
          </table:table-cell>
        </table:table-row>
        <table:table-row table:style-name="ro4">
          <table:table-cell office:value-type="string" calcext:value-type="string">
            <text:p>MAPK1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1432" xlink:type="simple">1432 (Entrez Gene)</text:a> </text:p>
          </table:table-cell>
          <table:table-cell office:value-type="string" calcext:value-type="string">
            <text:p>Original kegg element: gene;40;hsa:1432 hsa:5600 hsa:5603 hsa:6300</text:p>
          </table:table-cell>
        </table:table-row>
        <table:table-row table:style-name="ro2">
          <table:table-cell office:value-type="string" calcext:value-type="string">
            <text:p>MAP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594" xlink:type="simple">5594 (Entrez Gene)</text:a> </text:p>
          </table:table-cell>
          <table:table-cell office:value-type="string" calcext:value-type="string">
            <text:p>Original kegg element: gene;11;hsa:5594 hsa:5595</text:p>
          </table:table-cell>
        </table:table-row>
        <table:table-row table:style-name="ro2">
          <table:table-cell office:value-type="string" calcext:value-type="string">
            <text:p>MAPK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595" xlink:type="simple">5595 (Entrez Gene)</text:a> </text:p>
          </table:table-cell>
          <table:table-cell office:value-type="string" calcext:value-type="string">
            <text:p>Original kegg element: gene;11;hsa:5594 hsa:5595</text:p>
          </table:table-cell>
        </table:table-row>
        <table:table-row table:style-name="ro1">
          <table:table-cell office:value-type="string" calcext:value-type="string">
            <text:p>MAPK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599" xlink:type="simple">5599 (Entrez Gene)</text:a> </text:p>
          </table:table-cell>
          <table:table-cell office:value-type="string" calcext:value-type="string">
            <text:p>Original kegg element: gene;50;hsa:5599 hsa:5601 hsa:5602</text:p>
          </table:table-cell>
        </table:table-row>
        <table:table-row table:style-name="ro1">
          <table:table-cell office:value-type="string" calcext:value-type="string">
            <text:p>MAPK9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601" xlink:type="simple">5601 (Entrez Gene)</text:a> </text:p>
          </table:table-cell>
          <table:table-cell office:value-type="string" calcext:value-type="string">
            <text:p>Original kegg element: gene;50;hsa:5599 hsa:5601 hsa:5602</text:p>
          </table:table-cell>
        </table:table-row>
        <table:table-row table:style-name="ro2">
          <table:table-cell office:value-type="string" calcext:value-type="string">
            <text:p>MYD8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4615" xlink:type="simple">4615 (Entrez Gene)</text:a> </text:p>
          </table:table-cell>
          <table:table-cell office:value-type="string" calcext:value-type="string">
            <text:p>Original kegg element: gene;47;hsa:4615</text:p>
          </table:table-cell>
        </table:table-row>
        <table:table-row table:style-name="ro2">
          <table:table-cell office:value-type="string" calcext:value-type="string">
            <text:p>NFKB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4790" xlink:type="simple">4790 (Entrez Gene)</text:a> </text:p>
          </table:table-cell>
          <table:table-cell office:value-type="string" calcext:value-type="string">
            <text:p>Original kegg element: gene;14;hsa:4790</text:p>
          </table:table-cell>
        </table:table-row>
        <table:table-row table:style-name="ro1">
          <table:table-cell office:value-type="string" calcext:value-type="string">
            <text:p>NFKB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4791" xlink:type="simple">4791 (Entrez Gene)</text:a> </text:p>
          </table:table-cell>
          <table:table-cell office:value-type="string" calcext:value-type="string">
            <text:p>Original kegg element: gene;10;hsa:4790 hsa:4791 hsa:5970</text:p>
          </table:table-cell>
        </table:table-row>
        <table:table-row table:style-name="ro2">
          <table:table-cell office:value-type="string" calcext:value-type="string">
            <text:p>NFKBIA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4792" xlink:type="simple">4792 (Entrez Gene)</text:a> </text:p>
          </table:table-cell>
          <table:table-cell office:value-type="string" calcext:value-type="string">
            <text:p>Original kegg element: gene;64;hsa:4792</text:p>
          </table:table-cell>
        </table:table-row>
        <table:table-row table:style-name="ro5">
          <table:table-cell office:value-type="string" calcext:value-type="string">
            <text:p>PIK3CA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290" xlink:type="simple">5290 (Entrez Gene)</text:a> </text:p>
          </table:table-cell>
          <table:table-cell office:value-type="string" calcext:value-type="string">
            <text:p>Original kegg element: gene;55;hsa:23533 hsa:5290 hsa:5291 hsa:5293 hsa:5294 hsa:5295 hsa:5296 hsa:8503</text:p>
          </table:table-cell>
        </table:table-row>
        <table:table-row table:style-name="ro5">
          <table:table-cell office:value-type="string" calcext:value-type="string">
            <text:p>PIK3C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291" xlink:type="simple">5291 (Entrez Gene)</text:a> </text:p>
          </table:table-cell>
          <table:table-cell office:value-type="string" calcext:value-type="string">
            <text:p>Original kegg element: gene;55;hsa:23533 hsa:5290 hsa:5291 hsa:5293 hsa:5294 hsa:5295 hsa:5296 hsa:8503</text:p>
          </table:table-cell>
        </table:table-row>
        <table:table-row table:style-name="ro5">
          <table:table-cell office:value-type="string" calcext:value-type="string">
            <text:p>PIK3CD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293" xlink:type="simple">5293 (Entrez Gene)</text:a> </text:p>
          </table:table-cell>
          <table:table-cell office:value-type="string" calcext:value-type="string">
            <text:p>Original kegg element: gene;55;hsa:23533 hsa:5290 hsa:5291 hsa:5293 hsa:5294 hsa:5295 hsa:5296 hsa:8503</text:p>
          </table:table-cell>
        </table:table-row>
        <table:table-row table:style-name="ro5">
          <table:table-cell office:value-type="string" calcext:value-type="string">
            <text:p>PIK3CG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294" xlink:type="simple">5294 (Entrez Gene)</text:a> </text:p>
          </table:table-cell>
          <table:table-cell office:value-type="string" calcext:value-type="string">
            <text:p>Original kegg element: gene;55;hsa:23533 hsa:5290 hsa:5291 hsa:5293 hsa:5294 hsa:5295 hsa:5296 hsa:8503</text:p>
          </table:table-cell>
        </table:table-row>
        <table:table-row table:style-name="ro5">
          <table:table-cell office:value-type="string" calcext:value-type="string">
            <text:p>PIK3R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295" xlink:type="simple">5295 (Entrez Gene)</text:a> </text:p>
          </table:table-cell>
          <table:table-cell office:value-type="string" calcext:value-type="string">
            <text:p>Original kegg element: gene;55;hsa:23533 hsa:5290 hsa:5291 hsa:5293 hsa:5294 hsa:5295 hsa:5296 hsa:8503</text:p>
          </table:table-cell>
        </table:table-row>
        <table:table-row table:style-name="ro5">
          <table:table-cell office:value-type="string" calcext:value-type="string">
            <text:p>PIK3R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296" xlink:type="simple">5296 (Entrez Gene)</text:a> </text:p>
          </table:table-cell>
          <table:table-cell office:value-type="string" calcext:value-type="string">
            <text:p>Original kegg element: gene;55;hsa:23533 hsa:5290 hsa:5291 hsa:5293 hsa:5294 hsa:5295 hsa:5296 hsa:8503</text:p>
          </table:table-cell>
        </table:table-row>
        <table:table-row table:style-name="ro5">
          <table:table-cell office:value-type="string" calcext:value-type="string">
            <text:p>PIK3R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8503" xlink:type="simple">8503 (Entrez Gene)</text:a> </text:p>
          </table:table-cell>
          <table:table-cell office:value-type="string" calcext:value-type="string">
            <text:p>Original kegg element: gene;55;hsa:23533 hsa:5290 hsa:5291 hsa:5293 hsa:5294 hsa:5295 hsa:5296 hsa:8503</text:p>
          </table:table-cell>
        </table:table-row>
        <table:table-row table:style-name="ro5">
          <table:table-cell office:value-type="string" calcext:value-type="string">
            <text:p>PIK3R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23533" xlink:type="simple">23533 (Entrez Gene)</text:a> </text:p>
          </table:table-cell>
          <table:table-cell office:value-type="string" calcext:value-type="string">
            <text:p>Original kegg element: gene;55;hsa:23533 hsa:5290 hsa:5291 hsa:5293 hsa:5294 hsa:5295 hsa:5296 hsa:8503</text:p>
          </table:table-cell>
        </table:table-row>
        <table:table-row table:style-name="ro2">
          <table:table-cell office:value-type="string" calcext:value-type="string">
            <text:p>RAC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879" xlink:type="simple">5879 (Entrez Gene)</text:a> </text:p>
          </table:table-cell>
          <table:table-cell office:value-type="string" calcext:value-type="string">
            <text:p>Original kegg element: gene;48;hsa:5879</text:p>
          </table:table-cell>
        </table:table-row>
        <table:table-row table:style-name="ro1">
          <table:table-cell office:value-type="string" calcext:value-type="string">
            <text:p>RELA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970" xlink:type="simple">5970 (Entrez Gene)</text:a> </text:p>
          </table:table-cell>
          <table:table-cell office:value-type="string" calcext:value-type="string">
            <text:p>Original kegg element: gene;10;hsa:4790 hsa:4791 hsa:5970</text:p>
          </table:table-cell>
        </table:table-row>
        <table:table-row table:style-name="ro2">
          <table:table-cell office:value-type="string" calcext:value-type="string">
            <text:p>RIP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8737" xlink:type="simple">8737 (Entrez Gene)</text:a> </text:p>
          </table:table-cell>
          <table:table-cell office:value-type="string" calcext:value-type="string">
            <text:p>Original kegg element: gene;17;hsa:8737</text:p>
          </table:table-cell>
        </table:table-row>
        <table:table-row table:style-name="ro2">
          <table:table-cell office:value-type="string" calcext:value-type="string">
            <text:p>SPP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696" xlink:type="simple">6696 (Entrez Gene)</text:a> </text:p>
          </table:table-cell>
          <table:table-cell office:value-type="string" calcext:value-type="string">
            <text:p>Original kegg element: gene;15;hsa:6696</text:p>
          </table:table-cell>
        </table:table-row>
        <table:table-row table:style-name="ro2">
          <table:table-cell office:value-type="string" calcext:value-type="string">
            <text:p>STAT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6772" xlink:type="simple">6772 (Entrez Gene)</text:a> </text:p>
          </table:table-cell>
          <table:table-cell office:value-type="string" calcext:value-type="string">
            <text:p>Original kegg element: gene;62;hsa:6772</text:p>
          </table:table-cell>
        </table:table-row>
        <table:table-row table:style-name="ro2">
          <table:table-cell office:value-type="string" calcext:value-type="string">
            <text:p>TB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29110" xlink:type="simple">29110 (Entrez Gene)</text:a> </text:p>
          </table:table-cell>
          <table:table-cell office:value-type="string" calcext:value-type="string">
            <text:p>Original kegg element: gene;52;hsa:29110</text:p>
          </table:table-cell>
        </table:table-row>
        <table:table-row table:style-name="ro2">
          <table:table-cell office:value-type="string" calcext:value-type="string">
            <text:p>TICAM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148022" xlink:type="simple">148022 (Entrez Gene)</text:a> </text:p>
          </table:table-cell>
          <table:table-cell office:value-type="string" calcext:value-type="string">
            <text:p>Original kegg element: gene;82;hsa:148022</text:p>
          </table:table-cell>
        </table:table-row>
        <table:table-row table:style-name="ro2">
          <table:table-cell office:value-type="string" calcext:value-type="string">
            <text:p>TICAM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353376" xlink:type="simple">353376 (Entrez Gene)</text:a> </text:p>
          </table:table-cell>
          <table:table-cell office:value-type="string" calcext:value-type="string">
            <text:p>Original kegg element: gene;80;hsa:353376</text:p>
          </table:table-cell>
        </table:table-row>
        <table:table-row table:style-name="ro2">
          <table:table-cell office:value-type="string" calcext:value-type="string">
            <text:p>TIRAP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114609" xlink:type="simple">114609 (Entrez Gene)</text:a> </text:p>
          </table:table-cell>
          <table:table-cell office:value-type="string" calcext:value-type="string">
            <text:p>Original kegg element: gene;46;hsa:114609</text:p>
          </table:table-cell>
        </table:table-row>
        <table:table-row table:style-name="ro2">
          <table:table-cell office:value-type="string" calcext:value-type="string">
            <text:p>TLR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7096" xlink:type="simple">7096 (Entrez Gene)</text:a> </text:p>
          </table:table-cell>
          <table:table-cell office:value-type="string" calcext:value-type="string">
            <text:p>Original kegg element: gene;75;hsa:7096</text:p>
          </table:table-cell>
        </table:table-row>
        <table:table-row table:style-name="ro2">
          <table:table-cell office:value-type="string" calcext:value-type="string">
            <text:p>TLR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7097" xlink:type="simple">7097 (Entrez Gene)</text:a> </text:p>
          </table:table-cell>
          <table:table-cell office:value-type="string" calcext:value-type="string">
            <text:p>Original kegg element: gene;74;hsa:7097</text:p>
          </table:table-cell>
        </table:table-row>
        <table:table-row table:style-name="ro2">
          <table:table-cell office:value-type="string" calcext:value-type="string">
            <text:p>TLR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7098" xlink:type="simple">7098 (Entrez Gene)</text:a> </text:p>
          </table:table-cell>
          <table:table-cell office:value-type="string" calcext:value-type="string">
            <text:p>Original kegg element: gene;73;hsa:7098</text:p>
          </table:table-cell>
        </table:table-row>
        <table:table-row table:style-name="ro2">
          <table:table-cell office:value-type="string" calcext:value-type="string">
            <text:p>TLR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7099" xlink:type="simple">7099 (Entrez Gene)</text:a> </text:p>
          </table:table-cell>
          <table:table-cell office:value-type="string" calcext:value-type="string">
            <text:p>Original kegg element: gene;79;hsa:7099</text:p>
          </table:table-cell>
        </table:table-row>
        <table:table-row table:style-name="ro2">
          <table:table-cell office:value-type="string" calcext:value-type="string">
            <text:p>TLR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7100" xlink:type="simple">7100 (Entrez Gene)</text:a> </text:p>
          </table:table-cell>
          <table:table-cell office:value-type="string" calcext:value-type="string">
            <text:p>Original kegg element: gene;72;hsa:7100</text:p>
          </table:table-cell>
        </table:table-row>
        <table:table-row table:style-name="ro2">
          <table:table-cell office:value-type="string" calcext:value-type="string">
            <text:p>TLR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10333" xlink:type="simple">10333 (Entrez Gene)</text:a> </text:p>
          </table:table-cell>
          <table:table-cell office:value-type="string" calcext:value-type="string">
            <text:p>Original kegg element: gene;76;hsa:10333</text:p>
          </table:table-cell>
        </table:table-row>
        <table:table-row table:style-name="ro1">
          <table:table-cell office:value-type="string" calcext:value-type="string">
            <text:p>TLR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1284" xlink:type="simple">51284 (Entrez Gene)</text:a> </text:p>
          </table:table-cell>
          <table:table-cell office:value-type="string" calcext:value-type="string">
            <text:p>Original kegg element: gene;39;hsa:51284 hsa:51311</text:p>
          </table:table-cell>
        </table:table-row>
        <table:table-row table:style-name="ro1">
          <table:table-cell office:value-type="string" calcext:value-type="string">
            <text:p>TLR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1311" xlink:type="simple">51311 (Entrez Gene)</text:a> </text:p>
          </table:table-cell>
          <table:table-cell office:value-type="string" calcext:value-type="string">
            <text:p>Original kegg element: gene;39;hsa:51284 hsa:51311</text:p>
          </table:table-cell>
        </table:table-row>
        <table:table-row table:style-name="ro2">
          <table:table-cell office:value-type="string" calcext:value-type="string">
            <text:p>TLR9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4106" xlink:type="simple">54106 (Entrez Gene)</text:a> </text:p>
          </table:table-cell>
          <table:table-cell office:value-type="string" calcext:value-type="string">
            <text:p>Original kegg element: gene;78;hsa:54106</text:p>
          </table:table-cell>
        </table:table-row>
        <table:table-row table:style-name="ro2">
          <table:table-cell office:value-type="string" calcext:value-type="string">
            <text:p>TNF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7124" xlink:type="simple">7124 (Entrez Gene)</text:a> </text:p>
          </table:table-cell>
          <table:table-cell office:value-type="string" calcext:value-type="string">
            <text:p>Original kegg element: gene;66;hsa:7124</text:p>
          </table:table-cell>
        </table:table-row>
        <table:table-row table:style-name="ro2">
          <table:table-cell office:value-type="string" calcext:value-type="string">
            <text:p>TOLLIP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54472" xlink:type="simple">54472 (Entrez Gene)</text:a> </text:p>
          </table:table-cell>
          <table:table-cell office:value-type="string" calcext:value-type="string">
            <text:p>Original kegg element: gene;81;hsa:54472</text:p>
          </table:table-cell>
        </table:table-row>
        <table:table-row table:style-name="ro2">
          <table:table-cell office:value-type="string" calcext:value-type="string">
            <text:p>TRAF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7187" xlink:type="simple">7187 (Entrez Gene)</text:a> </text:p>
          </table:table-cell>
          <table:table-cell office:value-type="string" calcext:value-type="string">
            <text:p>Original kegg element: gene;16;hsa:7187</text:p>
          </table:table-cell>
        </table:table-row>
        <table:table-row table:style-name="ro2">
          <table:table-cell office:value-type="string" calcext:value-type="string">
            <text:p>TRAF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www.ncbi.nlm.nih.gov/gene/7189" xlink:type="simple">7189 (Entrez Gene)</text:a> </text:p>
          </table:table-cell>
          <table:table-cell office:value-type="string" calcext:value-type="string">
            <text:p>Original kegg element: gene;9;hsa:7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2:08:09.676090127</meta:creation-date>
    <dc:date>2018-04-24T09:30:00.870628884</dc:date>
    <meta:editing-duration>P3DT21H11M40S</meta:editing-duration>
    <meta:editing-cycles>1</meta:editing-cycles>
    <meta:document-statistic meta:table-count="1" meta:cell-count="408" meta:object-count="102"/>
    <meta:generator>LibreOffice/5.2.1.2$Linux_X86_64 LibreOffice_project/31dd62db80d4e60af04904455ec9c9219178d620</meta:generator>
  </office:meta>
</office:document-meta>
</file>